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9a5554" officeooo:paragraph-rsid="049a5554"/>
    </style:style>
    <style:style style:name="P4" style:family="paragraph" style:parent-style-name="Text_20_body">
      <style:text-properties officeooo:rsid="04c46384" officeooo:paragraph-rsid="04c46384"/>
    </style:style>
    <style:style style:name="P5" style:family="paragraph" style:parent-style-name="Text_20_body">
      <style:text-properties fo:font-weight="bold" officeooo:rsid="04b81bce" officeooo:paragraph-rsid="04a55a68" style:font-weight-asian="bold" style:font-weight-complex="bold"/>
    </style:style>
    <style:style style:name="P6" style:family="paragraph" style:parent-style-name="Text_20_body">
      <style:text-properties officeooo:rsid="04b7139c" officeooo:paragraph-rsid="04b7139c"/>
    </style:style>
    <style:style style:name="P7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8" style:family="paragraph" style:parent-style-name="Text_20_body">
      <style:text-properties fo:font-weight="normal" officeooo:rsid="04c46384" officeooo:paragraph-rsid="04c46384" style:font-weight-asian="normal" style:font-weight-complex="normal"/>
    </style:style>
    <style:style style:name="P9" style:family="paragraph" style:parent-style-name="Text_20_body" style:list-style-name="L3">
      <style:text-properties fo:font-weight="normal" officeooo:rsid="04365308" officeooo:paragraph-rsid="04ed6b57" style:font-weight-asian="normal" style:font-weight-complex="normal"/>
    </style:style>
    <style:style style:name="P10" style:family="paragraph" style:parent-style-name="Text_20_body">
      <style:text-properties fo:font-weight="normal" officeooo:rsid="045d2bf9" officeooo:paragraph-rsid="04ed6b57" style:font-weight-asian="normal" style:font-weight-complex="normal"/>
    </style:style>
    <style:style style:name="P11" style:family="paragraph" style:parent-style-name="Text_20_body" style:list-style-name="L3">
      <style:text-properties fo:font-weight="normal" officeooo:rsid="043c34da" officeooo:paragraph-rsid="04ed6b57" style:font-weight-asian="normal" style:font-weight-complex="normal"/>
    </style:style>
    <style:style style:name="P12" style:family="paragraph" style:parent-style-name="Text_20_body" style:list-style-name="L1">
      <style:text-properties officeooo:rsid="049a5554" officeooo:paragraph-rsid="049a5554"/>
    </style:style>
    <style:style style:name="P13" style:family="paragraph" style:parent-style-name="Text_20_body" style:list-style-name="L1">
      <style:text-properties officeooo:rsid="04c46384" officeooo:paragraph-rsid="04c46384"/>
    </style:style>
    <style:style style:name="P14" style:family="paragraph" style:parent-style-name="Text_20_body">
      <style:text-properties officeooo:rsid="04c46384" officeooo:paragraph-rsid="04c46384"/>
    </style:style>
    <style:style style:name="P15" style:family="paragraph" style:parent-style-name="Text_20_body" style:list-style-name="L2">
      <style:text-properties officeooo:rsid="04eb4517" officeooo:paragraph-rsid="04eb4517"/>
    </style:style>
    <style:style style:name="P16" style:family="paragraph" style:parent-style-name="Text_20_body">
      <style:text-properties officeooo:paragraph-rsid="04eb4517"/>
    </style:style>
    <style:style style:name="P17" style:family="paragraph" style:parent-style-name="Text_20_body">
      <style:text-properties officeooo:paragraph-rsid="04eca001"/>
    </style:style>
    <style:style style:name="P18" style:family="paragraph" style:parent-style-name="Text_20_body">
      <style:text-properties officeooo:rsid="04ecd7cc" officeooo:paragraph-rsid="04ecd7cc"/>
    </style:style>
    <style:style style:name="P19" style:family="paragraph" style:parent-style-name="Text_20_body">
      <style:text-properties officeooo:rsid="04c4ce0b" officeooo:paragraph-rsid="04ed6b57"/>
    </style:style>
    <style:style style:name="P20" style:family="paragraph" style:parent-style-name="Text_20_body">
      <style:text-properties officeooo:rsid="04bd134e" officeooo:paragraph-rsid="04ed6b57"/>
    </style:style>
    <style:style style:name="P21" style:family="paragraph" style:parent-style-name="Text_20_body">
      <style:text-properties officeooo:rsid="04ccb9b8" officeooo:paragraph-rsid="04ed6b57"/>
    </style:style>
    <style:style style:name="P22" style:family="paragraph" style:parent-style-name="Text_20_body">
      <style:text-properties officeooo:rsid="04b1bb32" officeooo:paragraph-rsid="04ed6b57"/>
    </style:style>
    <style:style style:name="P23" style:family="paragraph" style:parent-style-name="Text_20_body">
      <style:text-properties officeooo:rsid="0430122d" officeooo:paragraph-rsid="04ed6b57"/>
    </style:style>
    <style:style style:name="P24" style:family="paragraph" style:parent-style-name="Text_20_body">
      <style:text-properties officeooo:rsid="044d0926" officeooo:paragraph-rsid="04ed6b57"/>
    </style:style>
    <style:style style:name="P25" style:family="paragraph" style:parent-style-name="Text_20_body" style:list-style-name="L3">
      <style:text-properties officeooo:paragraph-rsid="04ed6b57"/>
    </style:style>
    <style:style style:name="P26" style:family="paragraph" style:parent-style-name="Text_20_body">
      <style:text-properties officeooo:paragraph-rsid="04ed6b57"/>
    </style:style>
    <style:style style:name="P27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4ed6b57" style:font-weight-asian="normal" style:font-weight-complex="normal"/>
    </style:style>
    <style:style style:name="P28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ed6b57" style:font-weight-asian="normal" style:font-weight-complex="normal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rsid="04602e82" officeooo:paragraph-rsid="04ed6b57"/>
    </style:style>
    <style:style style:name="P30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ed6b57" style:font-weight-asian="normal" style:font-weight-complex="normal"/>
    </style:style>
    <style:style style:name="P31" style:family="paragraph" style:parent-style-name="Heading_20_1">
      <style:text-properties officeooo:rsid="046a44d9" officeooo:paragraph-rsid="046a44d9"/>
    </style:style>
    <style:style style:name="P32" style:family="paragraph" style:parent-style-name="Heading_20_2">
      <style:text-properties fo:font-weight="normal" officeooo:rsid="04d01e1e" officeooo:paragraph-rsid="04ed6b57" style:font-weight-asian="normal" style:font-weight-complex="normal"/>
    </style:style>
    <style:style style:name="P33" style:family="paragraph" style:parent-style-name="Heading_20_2">
      <style:text-properties fo:font-weight="normal" officeooo:rsid="04b309d0" officeooo:paragraph-rsid="04ed6b57" style:font-weight-asian="normal" style:font-weight-complex="normal"/>
    </style:style>
    <style:style style:name="P34" style:family="paragraph" style:parent-style-name="Heading_20_2">
      <style:text-properties officeooo:rsid="04ddc81c" officeooo:paragraph-rsid="04ed6b5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460b05" style:font-weight-asian="normal" style:font-weight-complex="normal"/>
    </style:style>
    <style:style style:name="T8" style:family="text">
      <style:text-properties fo:font-weight="normal" officeooo:rsid="04566886" style:font-weight-asian="normal" style:font-weight-complex="normal"/>
    </style:style>
    <style:style style:name="T9" style:family="text">
      <style:text-properties fo:font-weight="normal" officeooo:rsid="04599ca5" style:font-weight-asian="normal" style:font-weight-complex="normal"/>
    </style:style>
    <style:style style:name="T10" style:family="text">
      <style:text-properties fo:font-weight="normal" officeooo:rsid="045d2bf9" style:font-weight-asian="normal" style:font-weight-complex="normal"/>
    </style:style>
    <style:style style:name="T11" style:family="text">
      <style:text-properties fo:font-weight="normal" officeooo:rsid="04602e82" style:font-weight-asian="normal" style:font-weight-complex="normal"/>
    </style:style>
    <style:style style:name="T12" style:family="text">
      <style:text-properties fo:font-weight="normal" officeooo:rsid="04617bc9" style:font-weight-asian="normal" style:font-weight-complex="normal"/>
    </style:style>
    <style:style style:name="T13" style:family="text">
      <style:text-properties fo:font-weight="normal" officeooo:rsid="046a44d9" style:font-weight-asian="normal" style:font-weight-complex="normal"/>
    </style:style>
    <style:style style:name="T14" style:family="text">
      <style:text-properties fo:font-weight="normal" officeooo:rsid="047efdfb" style:font-weight-asian="normal" style:font-weight-complex="normal"/>
    </style:style>
    <style:style style:name="T15" style:family="text">
      <style:text-properties fo:font-weight="normal" officeooo:rsid="049b14ac" style:font-weight-asian="normal" style:font-weight-complex="normal"/>
    </style:style>
    <style:style style:name="T16" style:family="text">
      <style:text-properties fo:font-weight="normal" officeooo:rsid="04a28cd0" style:font-weight-asian="normal" style:font-weight-complex="normal"/>
    </style:style>
    <style:style style:name="T17" style:family="text">
      <style:text-properties fo:font-weight="normal" officeooo:rsid="04b4768b" style:font-weight-asian="normal" style:font-weight-complex="normal"/>
    </style:style>
    <style:style style:name="T18" style:family="text">
      <style:text-properties fo:font-weight="normal" officeooo:rsid="04b81bce" style:font-weight-asian="normal" style:font-weight-complex="normal"/>
    </style:style>
    <style:style style:name="T19" style:family="text">
      <style:text-properties fo:font-weight="normal" officeooo:rsid="04baffb4" style:font-weight-asian="normal" style:font-weight-complex="normal"/>
    </style:style>
    <style:style style:name="T20" style:family="text">
      <style:text-properties fo:font-weight="normal" officeooo:rsid="04c4ce0b" style:font-weight-asian="normal" style:font-weight-complex="normal"/>
    </style:style>
    <style:style style:name="T21" style:family="text">
      <style:text-properties fo:font-weight="normal" officeooo:rsid="04c68dcd" style:font-weight-asian="normal" style:font-weight-complex="normal"/>
    </style:style>
    <style:style style:name="T22" style:family="text">
      <style:text-properties fo:font-weight="normal" officeooo:rsid="04c87f57" style:font-weight-asian="normal" style:font-weight-complex="normal"/>
    </style:style>
    <style:style style:name="T23" style:family="text">
      <style:text-properties fo:font-weight="normal" officeooo:rsid="04cc21a0" style:font-weight-asian="normal" style:font-weight-complex="normal"/>
    </style:style>
    <style:style style:name="T24" style:family="text">
      <style:text-properties fo:font-weight="normal" officeooo:rsid="04d17a0c" style:font-weight-asian="normal" style:font-weight-complex="normal"/>
    </style:style>
    <style:style style:name="T25" style:family="text">
      <style:text-properties fo:font-weight="normal" officeooo:rsid="04d59396" style:font-weight-asian="normal" style:font-weight-complex="normal"/>
    </style:style>
    <style:style style:name="T26" style:family="text">
      <style:text-properties fo:font-weight="normal" officeooo:rsid="04daaf6a" style:font-weight-asian="normal" style:font-weight-complex="normal"/>
    </style:style>
    <style:style style:name="T27" style:family="text">
      <style:text-properties fo:font-weight="normal" officeooo:rsid="04dab507" style:font-weight-asian="normal" style:font-weight-complex="normal"/>
    </style:style>
    <style:style style:name="T28" style:family="text">
      <style:text-properties fo:font-weight="normal" officeooo:rsid="04b24dd1" style:font-weight-asian="normal" style:font-weight-complex="normal"/>
    </style:style>
    <style:style style:name="T29" style:family="text">
      <style:text-properties fo:font-weight="normal" officeooo:rsid="04b2a5e2" style:font-weight-asian="normal" style:font-weight-complex="normal"/>
    </style:style>
    <style:style style:name="T30" style:family="text">
      <style:text-properties fo:font-weight="normal" officeooo:rsid="04e341ab" style:font-weight-asian="normal" style:font-weight-complex="normal"/>
    </style:style>
    <style:style style:name="T31" style:family="text">
      <style:text-properties fo:font-weight="normal" officeooo:rsid="04e8749f" style:font-weight-asian="normal" style:font-weight-complex="normal"/>
    </style:style>
    <style:style style:name="T32" style:family="text">
      <style:text-properties fo:font-weight="normal" officeooo:rsid="04eb4517" style:font-weight-asian="normal" style:font-weight-complex="normal"/>
    </style:style>
    <style:style style:name="T33" style:family="text">
      <style:text-properties fo:font-weight="normal" officeooo:rsid="04eca001" style:font-weight-asian="normal" style:font-weight-complex="normal"/>
    </style:style>
    <style:style style:name="T34" style:family="text">
      <style:text-properties fo:font-weight="normal" officeooo:rsid="04efc660" style:font-weight-asian="normal" style:font-weight-complex="normal"/>
    </style:style>
    <style:style style:name="T35" style:family="text">
      <style:text-properties fo:font-weight="normal" officeooo:rsid="04f2a76a" style:font-weight-asian="normal" style:font-weight-complex="normal"/>
    </style:style>
    <style:style style:name="T36" style:family="text">
      <style:text-properties fo:font-weight="normal" officeooo:rsid="04f32edb" style:font-weight-asian="normal" style:font-weight-complex="normal"/>
    </style:style>
    <style:style style:name="T37" style:family="text">
      <style:text-properties fo:font-weight="normal" officeooo:rsid="04f6a48c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43e3775" style:font-weight-asian="bold" style:font-weight-complex="bold"/>
    </style:style>
    <style:style style:name="T40" style:family="text">
      <style:text-properties fo:font-weight="bold" officeooo:rsid="04b81bce" style:font-weight-asian="bold" style:font-weight-complex="bold"/>
    </style:style>
    <style:style style:name="T41" style:family="text">
      <style:text-properties fo:font-weight="bold" officeooo:rsid="04e341ab" style:font-weight-asian="bold" style:font-weight-complex="bold"/>
    </style:style>
    <style:style style:name="T42" style:family="text">
      <style:text-properties fo:font-weight="bold" officeooo:rsid="04eca001" style:font-weight-asian="bold" style:font-weight-complex="bold"/>
    </style:style>
    <style:style style:name="T43" style:family="text">
      <style:text-properties officeooo:rsid="049dbeb8"/>
    </style:style>
    <style:style style:name="T44" style:family="text">
      <style:text-properties officeooo:rsid="04d59396"/>
    </style:style>
    <style:style style:name="T45" style:family="text">
      <style:text-properties officeooo:rsid="045dcdd8"/>
    </style:style>
    <style:style style:name="T46" style:family="text">
      <style:text-properties officeooo:rsid="043e3775"/>
    </style:style>
    <style:style style:name="T47" style:family="text">
      <style:text-properties officeooo:rsid="04c4ce0b"/>
    </style:style>
    <style:style style:name="T48" style:family="text">
      <style:text-properties officeooo:rsid="04fa620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">מטלה</text:span><text:span text:style-name="T17"> -</text:span><text:span text:style-name="T1"> </text:span><text:span text:style-name="T14">עץ </text:span><text:span text:style-name="T31">משפחה</text:span></text:h>
      <text:p text:style-name="P6"><text:span text:style-name="T2">מ</text:span><text:span text:style-name="T1">טרת המטלה היא לאמן אתכם במחלקות, בניה, פירוק, ניהול זיכרון, </text:span><text:span text:style-name="T18">מבני-נתונים ו</text:span><text:span text:style-name="T1">בדיקות-יחידה.</text:span></text:p>
      <text:p text:style-name="P5"/>
      <text:p text:style-name="P17"><text:span text:style-name="T40">המשימה</text:span><text:span text:style-name="T18">: </text:span><text:span text:style-name="T2">כ</text:span><text:span text:style-name="T18">יתבו </text:span><text:span text:style-name="T2">מחלקה </text:span><text:span text:style-name="T6">בשם </text:span><text:span text:style-name="T42">FamilyTree</text:span><text:span text:style-name="T32"> המייצגת עץ-הורים של אדם אחד – ההורים שלו, ההורים שלהם וכו'.</text:span></text:p>
      <text:p text:style-name="P16"><text:span text:style-name="T32">המחלקה </text:span><text:span text:style-name="T13">צריכה לאפשר את הפעולות הבאות:</text:span></text:p>
      <text:list xml:id="list3847999967" text:style-name="L2">
        <text:list-item>
          <text:p text:style-name="P15"><text:span text:style-name="T13">ב</text:span><text:span text:style-name="T1">ניית עץ חדש</text:span></text:p>
        </text:list-item>
        <text:list-item>
          <text:p text:style-name="P15"><text:span text:style-name="T13">ה</text:span><text:span text:style-name="T1">וספת אדם לעץ</text:span></text:p>
        </text:list-item>
        <text:list-item>
          <text:p text:style-name="P15"><text:span text:style-name="T1">חיפוש אדם בעץ</text:span></text:p>
        </text:list-item>
        <text:list-item>
          <text:p text:style-name="P15"><text:span text:style-name="T1">חישוב הקשר המשפחתי בין שני אנשים בעץ</text:span></text:p>
        </text:list-item>
        <text:list-item>
          <text:p text:style-name="P15"><text:span text:style-name="T1">הצגת העץ</text:span></text:p>
        </text:list-item>
      </text:list>
      <text:p text:style-name="P18"><text:span text:style-name="T1">יש לזרוק חריגות בכל מצב שנראה לכם חריג - תפעילו שיקול דעת.</text:span></text:p>
      <text:p text:style-name="P18"><text:span text:style-name="T1"/></text:p>
      <text:p text:style-name="P4"><text:span text:style-name="T19">ב</text:span><text:span text:style-name="T1">נוסף לפתרון עצמו, עליכם לכתוב קובץ בשם </text:span><text:span text:style-name="T38">Test.cpp</text:span><text:span text:style-name="T1"> הכולל בדיקות-יחידה (unit-test) מפורטות.</text:span></text:p>
      <text:p text:style-name="P8"/>
      <text:p text:style-name="P7">קבצים</text:p>
      <text:p text:style-name="P3"><text:span text:style-name="T2">מ</text:span><text:span text:style-name="T1">צורפים לתרגיל זה הקבצים:</text:span></text:p>
      <text:list xml:id="list464942132" text:style-name="L1">
        <text:list-item>
          <text:p text:style-name="P12"><text:span text:style-name="T1">Demo.cpp - תוכנית ראשית לדוגמה</text:span><text:span text:style-name="T16">.</text:span></text:p>
        </text:list-item>
        <text:list-item>
          <text:p text:style-name="P12"><text:span text:style-name="T1">Test.cpp - תוכנית ראשית הכוללת בדיקות-יחידה לדוגמה</text:span><text:span text:style-name="T15">.</text:span></text:p>
        </text:list-item>
        <text:list-item>
          <text:p text:style-name="P13"><text:span text:style-name="T15">M</text:span><text:span text:style-name="T1">akefile – קובץ ליצירת </text:span><text:span text:style-name="T20">תוכנית הדוגמה ותוכנית הבדיקה.</text:span></text:p>
        </text:list-item>
      </text:list>
      <text:p text:style-name="P4"><text:span text:style-name="T20"/></text:p>
      <text:p text:style-name="P32">שלבי העבודה</text:p>
      <text:p text:style-name="P19"><text:span text:style-name="T38">בשלב ראשון</text:span><text:span text:style-name="T1">, עליכם לכתוב את הקבצים הדרושים על-מנת שהפקודות הבאות ירוצו בלי שגיאות קימפול:</text:span></text:p>
      <text:p text:style-name="P27">make demo &amp;&amp; ./demo</text:p>
      <text:p text:style-name="P27">make test &amp;&amp; ./test</text:p>
      <text:p text:style-name="P20"><text:span text:style-name="T1">בשלב </text:span><text:span text:style-name="T26">זה</text:span><text:span text:style-name="T1"> אין לשנות את הקבצים הנתונים – עליכם לוודא שהתוכנית שלכם עובדת עם הקבצים הנתונים כמו שהם. <text:s/></text:span><text:span text:style-name="T20">כמו כן, לא חייבים לכתוב תוכנית המקבלת 100 בכל הבדיקות – </text:span><text:span text:style-name="T27">רק </text:span><text:span text:style-name="T20">שתתקמפל </text:span><text:span text:style-name="T27">בלי שגיאות.</text:span></text:p>
      <text:p text:style-name="P20"><text:soft-page-break/><text:span text:style-name="T30">לאחר מכן,</text:span><text:span text:style-name="T1"> </text:span><text:span text:style-name="T20">יש להרחיב את הקובץ Test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23">מלאות</text:span><text:span text:style-name="T20">. <text:s text:c="4"/></text:span></text:p>
      <text:p text:style-name="P26"><text:span text:style-name="T20">יש להגיש </text:span><text:span text:style-name="T34">בבדקן האוטומטי </text:span><text:span text:style-name="T20">את הקוד במצב זה – </text:span><text:span text:style-name="T34">קבצי </text:span><text:span text:style-name="T34">FamilyTree </text:span><text:span text:style-name="T20">שמתקמפל</text:span><text:span text:style-name="T34">ים</text:span><text:span text:style-name="T20">, </text:span><text:span text:style-name="T22">וקובץ <text:s/>Test.cpp הכולל </text:span><text:span text:style-name="T20">בדיקות-יחידה מפורטות, שעדיין לא כולן עוברות.</text:span></text:p>
      <text:p text:style-name="P19"><text:span text:style-name="T38">בשלב </text:span><text:span text:style-name="T41">שני</text:span><text:span text:style-name="T1">, יש לשפר את מימוש המחלקה </text:span><text:span text:style-name="T35">FamilyTree</text:span><text:span text:style-name="T1"> שלכם כך שתעבור את כל הבדיקות – גם הבדיקות שלכם וגם הבדיקות האוטומטיות </text:span><text:span text:style-name="T35">שיתווספו לבדקן.</text:span></text:p>
      <text:p text:style-name="P21"><text:span text:style-name="T1">יש להגיש תוך שבוע נוסף </text:span><text:span text:style-name="T36">בבדקן האוטומטי</text:span><text:span text:style-name="T1"> את הקוד המלא.</text:span></text:p>
      <text:p text:style-name="P22"><text:span text:style-name="T37">לצורך הצגה </text:span><text:span text:style-name="T1">בתירגולים, </text:span><text:span text:style-name="T37">עליכם להכין תוכנית</text:span><text:span text:style-name="T1">-דוגמה היוצרת עץ </text:span><text:span text:style-name="T37">משפחה </text:span><text:span text:style-name="T1">ומדפיסה אותו</text:span><text:span text:style-name="T29"> (בעזרת </text:span><text:span text:style-name="T37">פונקציית ההדפסה</text:span><text:span text:style-name="T29"> שכתבתם)</text:span><text:span text:style-name="T1">. בנוסף תתבקשו להסביר על הקוד שלכם ולהראות שהוא מקיים </text:span><text:span text:style-name="T3">כללים בסיסיים של הנדסת תוכנה</text:span><text:span text:style-name="T1">:</text:span><text:span text:style-name="T3"> חלוקה לקבצים, תיעוד, שמות משמעותיים למשתנים, בדיקות תקינות ומניעת דליפת-זיכרון.</text:span></text:p>
      <text:p text:style-name="P34">הגשה לבדיקה אוטומטית</text:p>
      <text:p text:style-name="P23"><text:span text:style-name="T7">צרו </text:span><text:span text:style-name="T1">מאגר (repository) </text:span><text:span text:style-name="T7">חדש </text:span><text:span text:style-name="T1">בגיטהאב</text:span><text:span text:style-name="T7"> </text:span><text:span text:style-name="T8">ו</text:span><text:span text:style-name="T7">העלו לשם</text:span><text:span text:style-name="T1"> את הקבצים</text:span><text:span text:style-name="T9"> בתיקיה הראשית.</text:span></text:p>
      <text:p text:style-name="P10">הגישו בטופס-ההגשה קישור-שיבוט למאגר - הקישור שרואים כשלוחצים על הכפתור clone בגיטהאב.</text:p>
      <text:p text:style-name="P23"><text:span text:style-name="T1">אנחנו </text:span><text:span text:style-name="T11">נבצע את הפקודות הבאות ממחשב עם לינוקס:</text:span></text:p>
      <text:p text:style-name="P28">1. <text:s/>git clone &lt;הקישור שלכם&gt;</text:p>
      <text:p text:style-name="P30">2. נעתיק לתוך התיקיה שלכם תוכנית <text:span text:style-name="T43">Test.cpp</text:span> משלנו, <text:span text:style-name="T44">עם </text:span>בדיקות אוטומטיות נוספות.</text:p>
      <text:p text:style-name="P29"><text:span text:style-name="T1">3. <text:s/></text:span><text:span text:style-name="T21">make test </text:span><text:span text:style-name="T25">&amp;&amp; ./test</text:span></text:p>
      <text:p text:style-name="P24"><text:span text:style-name="T10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2">אחר </text:span><text:span text:style-name="T1">כלשהו.</text:span></text:p>
      <text:p text:style-name="P33">דגשים</text:p>
      <text:list xml:id="list2533086522" text:style-name="L3">
        <text:list-item>
          <text:p text:style-name="P25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1">מותר להשתמש בתכונות מתקדמות של שפת ++C גם אם עדיין לא נלמדו בהרצאות.</text:p>
        </text:list-item>
        <text:list-item>
          <text:p text:style-name="P9">אין להעתיק <text:span text:style-name="T48">תרגילים שלמים </text:span>מסטודנטים אחרים.<text:span text:style-name="T45"> <text:s text:c="4"/>מותר להיעזר </text:span>בקטעי <text:span text:style-name="T46">קוד קצרים מהאינטרנט, אולם </text:span><text:span text:style-name="T39">יש לציין בבירור את המקור</text:span>, לוודא שהקוד עובד, ולוודא שאתם מבינים למה הוא עובד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2-06T14:51:28.293739077</dc:date>
    <meta:editing-duration>P8DT7H8M55S</meta:editing-duration>
    <meta:editing-cycles>1158</meta:editing-cycles>
    <dc:creator>Erel Segal-Halevi</dc:creator>
    <meta:document-statistic meta:table-count="0" meta:image-count="0" meta:object-count="0" meta:page-count="2" meta:paragraph-count="40" meta:word-count="442" meta:character-count="2598" meta:non-whitespace-character-count="2185"/>
  </office:meta>
</office:document-meta>
</file>